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9035in"/>
    </style:style>
    <style:style style:name="co5" style:family="table-column">
      <style:table-column-properties fo:break-before="auto" style:column-width="1.4571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1-30T22:15:06.732" calcext:value-type="date">
            <text:p>11/30/2025 22:15:06</text:p>
          </table:table-cell>
          <table:table-cell table:style-name="ce3" office:value-type="string" calcext:value-type="string">
            <text:p>PlushWerewolf</text:p>
          </table:table-cell>
          <table:table-cell table:style-name="ce5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1T04:38:22.37" calcext:value-type="date">
            <text:p>12/1/2025 4:38:22</text:p>
          </table:table-cell>
          <table:table-cell table:style-name="ce3" office:value-type="string" calcext:value-type="string">
            <text:p>maxymczech</text:p>
          </table:table-cell>
          <table:table-cell table:style-name="ce5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09:04:24.471" calcext:value-type="date">
            <text:p>12/2/2025 9:04:24</text:p>
          </table:table-cell>
          <table:table-cell table:style-name="ce3" office:value-type="string" calcext:value-type="string">
            <text:p>chanchilaru</text:p>
          </table:table-cell>
          <table:table-cell table:style-name="ce5" office:value-type="string" calcext:value-type="string">
            <text:p><text:a xlink:href="https://aoe2.gg/profile/557273" xlink:type="simple">https://aoe2.gg/profile/557273</text:a></text:p>
          </table:table-cell>
          <table:table-cell table:style-name="ce5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2T14:29:52.711" calcext:value-type="date">
            <text:p>12/2/2025 14:29:52</text:p>
          </table:table-cell>
          <table:table-cell table:style-name="ce3" office:value-type="string" calcext:value-type="string">
            <text:p>forteraiger</text:p>
          </table:table-cell>
          <table:table-cell table:style-name="ce5" office:value-type="string" calcext:value-type="string">
            <text:p><text:a xlink:href="https://aoe2.gg/profile/23006722" xlink:type="simple">https://aoe2.gg/profile/2300672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16:27.359" calcext:value-type="date">
            <text:p>12/6/2025 15:16:27</text:p>
          </table:table-cell>
          <table:table-cell table:style-name="ce3" office:value-type="string" calcext:value-type="string">
            <text:p>LoreDek</text:p>
          </table:table-cell>
          <table:table-cell table:style-name="ce5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6T15:41:36.016" calcext:value-type="date">
            <text:p>12/6/2025 15:41:36</text:p>
          </table:table-cell>
          <table:table-cell table:style-name="ce3" office:value-type="string" calcext:value-type="string">
            <text:p>kiritastrich </text:p>
          </table:table-cell>
          <table:table-cell table:style-name="ce5" office:value-type="string" calcext:value-type="string">
            <text:p><text:a xlink:href="https://aoe2.gg/profile/4086355" xlink:type="simple">https://aoe2.gg/profile/4086355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04:02:38.532" calcext:value-type="date">
            <text:p>12/7/2025 4:02:38</text:p>
          </table:table-cell>
          <table:table-cell table:style-name="ce3" office:value-type="string" calcext:value-type="string">
            <text:p>__oladushek</text:p>
          </table:table-cell>
          <table:table-cell table:style-name="ce5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7T11:07:14.358" calcext:value-type="date">
            <text:p>12/7/2025 11:07:14</text:p>
          </table:table-cell>
          <table:table-cell table:style-name="ce3" office:value-type="string" calcext:value-type="string">
            <text:p>PL_Hitorek</text:p>
          </table:table-cell>
          <table:table-cell table:style-name="ce5" office:value-type="string" calcext:value-type="string">
            <text:p><text:a xlink:href="https://aoe2.gg/profile/993449" xlink:type="simple">https://aoe2.gg/profile/99344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08T15:18:22.084" calcext:value-type="date">
            <text:p>12/8/2025 15:18:22</text:p>
          </table:table-cell>
          <table:table-cell table:style-name="ce3" office:value-type="string" calcext:value-type="string">
            <text:p>Bo-FORCE</text:p>
          </table:table-cell>
          <table:table-cell table:style-name="ce5" office:value-type="string" calcext:value-type="string">
            <text:p><text:a xlink:href="https://aoe2.gg/profile/4006493" xlink:type="simple">https://aoe2.gg/profile/400649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0T05:02:03.37" calcext:value-type="date">
            <text:p>12/10/2025 5:02:03</text:p>
          </table:table-cell>
          <table:table-cell table:style-name="ce3" office:value-type="string" calcext:value-type="string">
            <text:p>Midzumi</text:p>
          </table:table-cell>
          <table:table-cell table:style-name="ce5" office:value-type="string" calcext:value-type="string">
            <text:p><text:a xlink:href="https://aoe2.gg/profile/19184744" xlink:type="simple">https://aoe2.gg/profile/1918474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3T07:26:51.462" calcext:value-type="date">
            <text:p>12/13/2025 7:26:51</text:p>
          </table:table-cell>
          <table:table-cell table:style-name="ce3" office:value-type="string" calcext:value-type="string">
            <text:p>thenagraj</text:p>
          </table:table-cell>
          <table:table-cell table:style-name="ce5" office:value-type="string" calcext:value-type="string">
            <text:p><text:a xlink:href="https://aoe2.gg/profile/6903668" xlink:type="simple">https://aoe2.gg/profile/6903668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31:29.612" calcext:value-type="date">
            <text:p>12/16/2025 22:31:29</text:p>
          </table:table-cell>
          <table:table-cell table:style-name="ce3" office:value-type="string" calcext:value-type="string">
            <text:p>Johnny Walrus</text:p>
          </table:table-cell>
          <table:table-cell table:style-name="ce5" office:value-type="string" calcext:value-type="string">
            <text:p><text:a xlink:href="https://aoe2.gg/profile/270562" xlink:type="simple">https://aoe2.gg/profile/270562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6T22:51:33.603" calcext:value-type="date">
            <text:p>12/16/2025 22:51:33</text:p>
          </table:table-cell>
          <table:table-cell table:style-name="ce3" office:value-type="string" calcext:value-type="string">
            <text:p>Ezioauditore0109</text:p>
          </table:table-cell>
          <table:table-cell table:style-name="ce5" office:value-type="string" calcext:value-type="string">
            <text:p><text:a xlink:href="https://aoe2.gg/profile/21924681" xlink:type="simple">https://aoe2.gg/profile/2192468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04:02:07.386" calcext:value-type="date">
            <text:p>12/17/2025 4:02:07</text:p>
          </table:table-cell>
          <table:table-cell table:style-name="ce3" office:value-type="string" calcext:value-type="string">
            <text:p>JagWarrior</text:p>
          </table:table-cell>
          <table:table-cell table:style-name="ce5" office:value-type="string" calcext:value-type="string">
            <text:p><text:a xlink:href="https://aoe2.gg/profile/11471863" xlink:type="simple">https://aoe2.gg/profile/1147186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17T15:28:04.308" calcext:value-type="date">
            <text:p>12/17/2025 15:28:04</text:p>
          </table:table-cell>
          <table:table-cell table:style-name="ce3" office:value-type="string" calcext:value-type="string">
            <text:p>Mokoto</text:p>
          </table:table-cell>
          <table:table-cell table:style-name="ce5" office:value-type="string" calcext:value-type="string">
            <text:p><text:a xlink:href="https://aoe2.gg/profile/2294443" xlink:type="simple">https://aoe2.gg/profile/229444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0T07:45:07.232" calcext:value-type="date">
            <text:p>12/20/2025 7:45:07</text:p>
          </table:table-cell>
          <table:table-cell table:style-name="ce3" office:value-type="string" calcext:value-type="string">
            <text:p>Hydur</text:p>
          </table:table-cell>
          <table:table-cell table:style-name="ce5" office:value-type="string" calcext:value-type="string">
            <text:p><text:a xlink:href="https://aoe2.gg/profile/1101945" xlink:type="simple">https://aoe2.gg/profile/1101945</text:a></text:p>
          </table:table-cell>
          <table:table-cell table:style-name="ce5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27T15:36:18.295" calcext:value-type="date">
            <text:p>12/27/2025 15:36:18</text:p>
          </table:table-cell>
          <table:table-cell table:style-name="ce3" office:value-type="string" calcext:value-type="string">
            <text:p>Jskillz</text:p>
          </table:table-cell>
          <table:table-cell table:style-name="ce5" office:value-type="string" calcext:value-type="string">
            <text:p><text:a xlink:href="https://aoe2.gg/profile/2363000" xlink:type="simple">https://aoe2.gg/profile/236300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5-12-30T14:46:34.433" calcext:value-type="date">
            <text:p>12/30/2025 14:46:34</text:p>
          </table:table-cell>
          <table:table-cell table:style-name="ce3" office:value-type="string" calcext:value-type="string">
            <text:p>Metalmania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2:51.815" calcext:value-type="date">
            <text:p>1/1/2026 16:42:51</text:p>
          </table:table-cell>
          <table:table-cell table:style-name="ce3" office:value-type="string" calcext:value-type="string">
            <text:p>Flying Mouse</text:p>
          </table:table-cell>
          <table:table-cell table:style-name="ce5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1T16:48:24.594" calcext:value-type="date">
            <text:p>1/1/2026 16:48:24</text:p>
          </table:table-cell>
          <table:table-cell table:style-name="ce3" office:value-type="string" calcext:value-type="string">
            <text:p>Qeetsa</text:p>
          </table:table-cell>
          <table:table-cell table:style-name="ce5" office:value-type="string" calcext:value-type="string">
            <text:p><text:a xlink:href="https://aoe2.gg/profile/2075681" xlink:type="simple">https://aoe2.gg/profile/2075681</text:a></text:p>
          </table:table-cell>
          <table:table-cell table:style-name="ce5" office:value-type="string" calcext:value-type="string">
            <text:p><text:a xlink:href="https://aoe2.gg/profile/9902793" xlink:type="simple">https://aoe2.gg/profile/9902793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2T09:31:27.204" calcext:value-type="date">
            <text:p>1/2/2026 9:31:27</text:p>
          </table:table-cell>
          <table:table-cell table:style-name="ce3" office:value-type="string" calcext:value-type="string">
            <text:p>benderandchill</text:p>
          </table:table-cell>
          <table:table-cell table:style-name="ce5" office:value-type="string" calcext:value-type="string">
            <text:p><text:a xlink:href="https://aoe2.gg/profile/18747331" xlink:type="simple">https://aoe2.gg/profile/1874733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03:36:17.598" calcext:value-type="date">
            <text:p>1/3/2026 3:36:17</text:p>
          </table:table-cell>
          <table:table-cell table:style-name="ce3" office:value-type="string" calcext:value-type="string">
            <text:p>KorDimon</text:p>
          </table:table-cell>
          <table:table-cell table:style-name="ce5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1:52:45.434" calcext:value-type="date">
            <text:p>1/3/2026 11:52:45</text:p>
          </table:table-cell>
          <table:table-cell table:style-name="ce3" office:value-type="string" calcext:value-type="string">
            <text:p>Alexander</text:p>
          </table:table-cell>
          <table:table-cell table:style-name="ce5" office:value-type="string" calcext:value-type="string">
            <text:p><text:a xlink:href="https://aoe2.gg/profile/248469" xlink:type="simple">https://aoe2.gg/profile/24846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3T15:12:18.999" calcext:value-type="date">
            <text:p>1/3/2026 15:12:18</text:p>
          </table:table-cell>
          <table:table-cell table:style-name="ce9" office:value-type="string" calcext:value-type="string">
            <text:p>Belkross</text:p>
          </table:table-cell>
          <table:table-cell table:style-name="ce5" office:value-type="string" calcext:value-type="string">
            <text:p><text:a xlink:href="https://aoe2.gg/profile/1370771" xlink:type="simple">https://aoe2.gg/profile/137077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0:53:50.606" calcext:value-type="date">
            <text:p>1/4/2026 10:53:50</text:p>
          </table:table-cell>
          <table:table-cell table:style-name="ce3" office:value-type="string" calcext:value-type="string">
            <text:p>The Otter One</text:p>
          </table:table-cell>
          <table:table-cell table:style-name="ce5" office:value-type="string" calcext:value-type="string">
            <text:p><text:a xlink:href="https://aoe2.gg/profile/283384" xlink:type="simple">https://aoe2.gg/profile/283384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2:10:54.609" calcext:value-type="date">
            <text:p>1/4/2026 12:10:54</text:p>
          </table:table-cell>
          <table:table-cell table:style-name="ce3" office:value-type="string" calcext:value-type="string">
            <text:p>xRavyn</text:p>
          </table:table-cell>
          <table:table-cell table:style-name="ce5" office:value-type="string" calcext:value-type="string">
            <text:p><text:a xlink:href="https://aoe2.gg/profile/6242021" xlink:type="simple">https://aoe2.gg/profile/624202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3:05:06.431" calcext:value-type="date">
            <text:p>1/4/2026 13:05:06</text:p>
          </table:table-cell>
          <table:table-cell table:style-name="ce3" office:value-type="string" calcext:value-type="string">
            <text:p>e1sTea</text:p>
          </table:table-cell>
          <table:table-cell table:style-name="ce5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4T15:27:19.475" calcext:value-type="date">
            <text:p>1/4/2026 15:27:19</text:p>
          </table:table-cell>
          <table:table-cell table:style-name="ce3" office:value-type="string" calcext:value-type="string">
            <text:p>Empire</text:p>
          </table:table-cell>
          <table:table-cell table:style-name="ce5" office:value-type="string" calcext:value-type="string">
            <text:p><text:a xlink:href="https://aoe2.gg/profile/4394494" xlink:type="simple">https://aoe2.gg/profile/4394494</text:a></text:p>
          </table:table-cell>
          <table:table-cell table:style-name="ce5" office:value-type="string" calcext:value-type="string">
            <text:p><text:a xlink:href="https://aoe2.gg/profile/11832036" xlink:type="simple">https://aoe2.gg/profile/11832036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1:12:36.492" calcext:value-type="date">
            <text:p>1/5/2026 1:12:36</text:p>
          </table:table-cell>
          <table:table-cell table:style-name="ce3" office:value-type="string" calcext:value-type="string">
            <text:p>leonovoo</text:p>
          </table:table-cell>
          <table:table-cell table:style-name="ce5" office:value-type="string" calcext:value-type="string">
            <text:p><text:a xlink:href="https://aoe2.gg/profile/1540811" xlink:type="simple">https://aoe2.gg/profile/1540811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8:33:08.548" calcext:value-type="date">
            <text:p>1/5/2026 8:33:08</text:p>
          </table:table-cell>
          <table:table-cell table:style-name="ce3" office:value-type="string" calcext:value-type="string">
            <text:p>ajeomar</text:p>
          </table:table-cell>
          <table:table-cell table:style-name="ce5" office:value-type="string" calcext:value-type="string">
            <text:p><text:a xlink:href="https://aoe2.gg/profile/9189507" xlink:type="simple">https://aoe2.gg/profile/9189507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09:09:29.328" calcext:value-type="date">
            <text:p>1/5/2026 9:09:29</text:p>
          </table:table-cell>
          <table:table-cell table:style-name="ce3" office:value-type="string" calcext:value-type="string">
            <text:p>Chipmunk</text:p>
          </table:table-cell>
          <table:table-cell table:style-name="ce5" office:value-type="string" calcext:value-type="string">
            <text:p><text:a xlink:href="https://aoe2.gg/profile/282529" xlink:type="simple">https://aoe2.gg/profile/282529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07:11.757" calcext:value-type="date">
            <text:p>1/5/2026 12:07:11</text:p>
          </table:table-cell>
          <table:table-cell table:style-name="ce3" office:value-type="string" calcext:value-type="string">
            <text:p>Banana Philosopher</text:p>
          </table:table-cell>
          <table:table-cell table:style-name="ce5" office:value-type="string" calcext:value-type="string">
            <text:p><text:a xlink:href="https://aoe2.gg/profile/6403754" xlink:type="simple">https://aoe2.gg/profile/6403754</text:a></text:p>
          </table:table-cell>
          <table:table-cell table:style-name="ce5" office:value-type="string" calcext:value-type="string">
            <text:p><text:a xlink:href="https://aoe2.gg/profile/6481421" xlink:type="simple">https://aoe2.gg/profile/6481421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2:25:00.885" calcext:value-type="date">
            <text:p>1/5/2026 12:25:00</text:p>
          </table:table-cell>
          <table:table-cell table:style-name="ce3" office:value-type="string" calcext:value-type="string">
            <text:p>wisenatic</text:p>
          </table:table-cell>
          <table:table-cell table:style-name="ce5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3:46:06.269" calcext:value-type="date">
            <text:p>1/5/2026 13:46:06</text:p>
          </table:table-cell>
          <table:table-cell table:style-name="ce3" office:value-type="string" calcext:value-type="string">
            <text:p>AngelR</text:p>
          </table:table-cell>
          <table:table-cell table:style-name="ce5" office:value-type="string" calcext:value-type="string">
            <text:p><text:a xlink:href="https://aoe2.gg/profile/6838238" xlink:type="simple">https://aoe2.gg/profile/6838238</text:a></text:p>
          </table:table-cell>
          <table:table-cell table:style-name="ce5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6-01-05T16:31:52.563" calcext:value-type="date">
            <text:p>1/5/2026 16:31:52</text:p>
          </table:table-cell>
          <table:table-cell table:style-name="ce3" office:value-type="string" calcext:value-type="string">
            <text:p>Pl0tterGhost</text:p>
          </table:table-cell>
          <table:table-cell table:style-name="ce5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3" office:value-type="string" calcext:value-type="string">
            <text:p>I understand and accept the conditions of CHEM-HDBK-L009 (Alchemy League Season 9 Handbook)</text:p>
          </table:table-cell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Form_Responses" table:target-range-address="'Form Responses 1'.A1:'Form Responses 1'.E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3:31:00.765717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06T13:31:48.679571931</dc:date>
    <meta:editing-duration>PT19M46S</meta:editing-duration>
    <meta:editing-cycles>3</meta:editing-cycles>
    <meta:document-statistic meta:table-count="1" meta:cell-count="151" meta:object-count="0"/>
  </office:meta>
</office:document-meta>
</file>